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ambria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tto CO4-1: insertCamera</text:p>
      <text:p text:style-name="P1"><text:line-break/>Operazione: insertCamera(Camera : Camera)</text:p>
      <text:p text:style-name="P1">Riferimenti: caso d’uso: Prenotazioni</text:p>
      <text:p text:style-name="P1">Pre-condizioni: nessuna</text:p>
      <text:p text:style-name="P1"/>
      <text:p text:style-name="P1">Post-condizioni: </text:p>
      <text:p text:style-name="P1"><text:tab/>- è stata creata un’istanza di Camera (creazione di istanza)</text:p>
      <text:p text:style-name="P1"><text:tab/>- Camera.prenotato è impostato a false (modifica di attributo)</text:p>
      <text:p text:style-name="P1"><text:tab/>- la nuova istanza di Camera è stata associata al GestoreCamere (asociazione formata).</text:p>
      <text:p text:style-name="P1"/>
      <text:p text:style-name="P1"/>
      <text:p text:style-name="P1"/>
      <text:p text:style-name="P1">Contratto CO4-2: modifyCamera</text:p>
      <text:p text:style-name="P1"/>
      <text:p text:style-name="P1">Operazione: modifyCamera(CameraID : CameraID, Content : Content)</text:p>
      <text:p text:style-name="P1">Riferimenti: caso d’uso: Prenotazioni</text:p>
      <text:p text:style-name="P1">Pre-condizioni: nessuna</text:p>
      <text:p text:style-name="P1"/>
      <text:p text:style-name="P1">Post-condizioni:</text:p>
      <text:p text:style-name="P1"><text:tab/>- la Camera con l’ID ricevuto viene modificata; Camera.Content diventa Content (modifica di attributo)</text:p>
      <text:p text:style-name="P1"/>
      <text:p text:style-name="P1"/>
      <text:p text:style-name="P1"/>
      <text:p text:style-name="P1">Contratto CO4-3: deleteCamera</text:p>
      <text:p text:style-name="P1"/>
      <text:p text:style-name="P1">Operazione: deleteCamera(CameraID : CameraID)</text:p>
      <text:p text:style-name="P1">Riferimenti: caso d’uso: Prenotazioni</text:p>
      <text:p text:style-name="P1">Pre-condizioni: nessuna</text:p>
      <text:p text:style-name="P1"/>
      <text:p text:style-name="P1">Post-condizioni:</text:p>
      <text:p text:style-name="P1"><text:tab/>- la camera con l’ID ricevuto viene eliminata; GestoreCamere viene dissociato dall’istanza appena eliminata (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7T16:33:46.365000000</dc:date>
    <meta:editing-duration>PT59S</meta:editing-duration>
    <meta:editing-cycles>1</meta:editing-cycles>
    <meta:document-statistic meta:table-count="0" meta:image-count="0" meta:object-count="0" meta:page-count="1" meta:paragraph-count="20" meta:word-count="106" meta:character-count="893" meta:non-whitespace-character-count="800"/>
    <meta:generator>LibreOffice/6.2.7.1$Windows_X86_64 LibreOffice_project/23edc44b61b830b7d749943e020e96f5a7df63bf</meta:generator>
  </office:meta>
</office:document-meta>
</file>